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5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svg:stroke-color="#eeeeee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'Courier New'" style:font-family-generic="modern" style:font-pitch="fixed" fo:font-weight="bold" style:font-weight-asian="bold" style:font-weight-complex="bold"/>
    </style:style>
    <style:style style:name="P3" style:family="paragraph">
      <style:text-properties fo:font-family="'Courier New'" style:font-family-generic="modern" style:font-pitch="fixed" fo:font-weight="normal" style:font-weight-asian="normal" style:font-weight-complex="normal"/>
    </style:style>
    <style:style style:name="T1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2" style:family="text">
      <style:text-properties fo:font-family="'Courier New'" style:font-family-generic="modern" style:font-pitch="fixed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9cm" svg:height="3cm" svg:x="6.1cm" svg:y="0.2cm">
          <text:p/>
        </draw:rect>
        <draw:line draw:style-name="gr2" draw:text-style-name="P1" draw:layer="layout" svg:x1="6.1cm" svg:y1="1.2cm" svg:x2="15.1cm" svg:y2="1.2cm">
          <text:p/>
        </draw:line>
        <draw:frame draw:style-name="gr3" draw:text-style-name="P2" draw:layer="layout" svg:width="9cm" svg:height="1cm" svg:x="6.4cm" svg:y="0.2cm">
          <draw:text-box>
            <text:p><text:span text:style-name="T1">n3 : TreeNode&lt;String&gt;</text:span></text:p>
          </draw:text-box>
        </draw:frame>
        <draw:frame draw:style-name="gr3" draw:text-style-name="P3" draw:layer="layout" svg:width="4.5cm" svg:height="1cm" svg:x="6.1cm" svg:y="1.3cm">
          <draw:text-box>
            <text:p><text:span text:style-name="T2">key = “C”</text:span></text:p>
          </draw:text-box>
        </draw:frame>
        <draw:frame draw:style-name="gr3" draw:text-style-name="P3" draw:layer="layout" svg:width="8cm" svg:height="1cm" svg:x="6.1cm" svg:y="2.2cm">
          <draw:text-box>
            <text:p><text:span text:style-name="T2">children = [ , ]</text:span></text:p>
          </draw:text-box>
        </draw:frame>
        <draw:rect draw:style-name="gr1" draw:text-style-name="P1" draw:layer="layout" svg:width="9cm" svg:height="3cm" svg:x="1cm" svg:y="4.7cm">
          <text:p/>
        </draw:rect>
        <draw:line draw:style-name="gr2" draw:text-style-name="P1" draw:layer="layout" svg:x1="1cm" svg:y1="5.7cm" svg:x2="10cm" svg:y2="5.7cm">
          <text:p/>
        </draw:line>
        <draw:frame draw:style-name="gr3" draw:text-style-name="P2" draw:layer="layout" svg:width="9cm" svg:height="1cm" svg:x="1.3cm" svg:y="4.7cm">
          <draw:text-box>
            <text:p><text:span text:style-name="T1">n4 : TreeNode&lt;String&gt;</text:span></text:p>
          </draw:text-box>
        </draw:frame>
        <draw:frame draw:style-name="gr3" draw:text-style-name="P3" draw:layer="layout" svg:width="4.5cm" svg:height="1cm" svg:x="1cm" svg:y="5.8cm">
          <draw:text-box>
            <text:p><text:span text:style-name="T2">key = “D”</text:span></text:p>
          </draw:text-box>
        </draw:frame>
        <draw:frame draw:style-name="gr3" draw:text-style-name="P3" draw:layer="layout" svg:width="8cm" svg:height="1cm" svg:x="1cm" svg:y="6.7cm">
          <draw:text-box>
            <text:p><text:span text:style-name="T2">children = [ ]</text:span></text:p>
          </draw:text-box>
        </draw:frame>
        <draw:rect draw:style-name="gr1" draw:text-style-name="P1" draw:layer="layout" svg:width="9cm" svg:height="3cm" svg:x="10.7cm" svg:y="8.6cm">
          <text:p/>
        </draw:rect>
        <draw:line draw:style-name="gr2" draw:text-style-name="P1" draw:layer="layout" svg:x1="10.7cm" svg:y1="9.6cm" svg:x2="19.7cm" svg:y2="9.6cm">
          <text:p/>
        </draw:line>
        <draw:frame draw:style-name="gr3" draw:text-style-name="P2" draw:layer="layout" svg:width="9cm" svg:height="1cm" svg:x="11cm" svg:y="8.6cm">
          <draw:text-box>
            <text:p><text:span text:style-name="T1">n5 : TreeNode&lt;String&gt;</text:span></text:p>
          </draw:text-box>
        </draw:frame>
        <draw:frame draw:style-name="gr3" draw:text-style-name="P3" draw:layer="layout" svg:width="4.5cm" svg:height="1cm" svg:x="10.7cm" svg:y="9.7cm">
          <draw:text-box>
            <text:p><text:span text:style-name="T2">key = “E”</text:span></text:p>
          </draw:text-box>
        </draw:frame>
        <draw:frame draw:style-name="gr3" draw:text-style-name="P3" draw:layer="layout" svg:width="8cm" svg:height="1cm" svg:x="10.7cm" svg:y="10.6cm">
          <draw:text-box>
            <text:p><text:span text:style-name="T2">children = []</text:span></text:p>
          </draw:text-box>
        </draw:frame>
        <draw:line draw:style-name="gr4" draw:text-style-name="P1" draw:layer="layout" svg:x1="11.1cm" svg:y1="2.7cm" svg:x2="9.6cm" svg:y2="4.7cm">
          <text:p/>
        </draw:line>
        <draw:line draw:style-name="gr4" draw:text-style-name="P1" draw:layer="layout" svg:x1="11.764cm" svg:y1="2.629cm" svg:x2="13.454cm" svg:y2="8.611cm">
          <text:p/>
        </draw:line>
        <draw:line draw:style-name="gr4" draw:text-style-name="P1" draw:layer="layout" svg:x1="5.99cm" svg:y1="7.138cm" svg:x2="10.708cm" svg:y2="9.235cm">
          <text:p/>
        </draw:line>
        <draw:rect draw:style-name="gr5" draw:text-style-name="P1" draw:layer="layout" svg:width="19.673cm" svg:height="12cm" svg:x="0.393cm" svg:y="0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75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astair Donaldson</meta:initial-creator>
    <meta:creation-date>2012-02-13T13:51:28.72</meta:creation-date>
    <dc:date>2019-01-17T23:56:35.04</dc:date>
    <dc:creator>Alastair Donaldson</dc:creator>
    <meta:editing-duration>PT9M21S</meta:editing-duration>
    <meta:editing-cycles>6</meta:editing-cycles>
    <meta:generator>OpenOffice/4.1.5$Win32 OpenOffice.org_project/415m1$Build-9789</meta:generator>
    <meta:document-statistic meta:object-count="19"/>
  </office:meta>
</office:document-meta>
</file>